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Symbols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getAmPm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setShortWeekdays( java . lang . String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getShortMon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setAmPmStrings( java . lang . String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getMon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getWeekd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setZoneStrings( java . lang . String [ ]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setMonths( java . lang . String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setWeekdays( java . lang . String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setEras( java . lang . String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setShortMonths( java . lang . String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getShortWeekd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getEr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getLocalPattern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setLocalPatternChar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getZone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DateFormatSymbols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Symbols.DateFormatSymb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